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32.66mm" svg:height="150.07mm" svg:x="700.69mm" svg:y="37.19mm">
            <loext:p draw:notify-on-update-of-ranges="merge_obj.A3:merge_obj.AO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6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table:number-columns-repeated="3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5"/>
        </table:table-row>
        <table:table-row table:style-name="ro1">
          <table:table-cell office:value-type="float" office:value="679605000" calcext:value-type="float">
            <text:p>679605000</text:p>
          </table:table-cell>
          <table:table-cell office:value-type="float" office:value="681476000" calcext:value-type="float">
            <text:p>681476000</text:p>
          </table:table-cell>
          <table:table-cell office:value-type="float" office:value="681680000" calcext:value-type="float">
            <text:p>681680000</text:p>
          </table:table-cell>
          <table:table-cell office:value-type="float" office:value="682413000" calcext:value-type="float">
            <text:p>682413000</text:p>
          </table:table-cell>
          <table:table-cell office:value-type="float" office:value="678991000" calcext:value-type="float">
            <text:p>678991000</text:p>
          </table:table-cell>
          <table:table-cell office:value-type="float" office:value="682438000" calcext:value-type="float">
            <text:p>682438000</text:p>
          </table:table-cell>
          <table:table-cell office:value-type="float" office:value="684171000" calcext:value-type="float">
            <text:p>684171000</text:p>
          </table:table-cell>
          <table:table-cell office:value-type="float" office:value="679936000" calcext:value-type="float">
            <text:p>679936000</text:p>
          </table:table-cell>
          <table:table-cell office:value-type="float" office:value="681708000" calcext:value-type="float">
            <text:p>681708000</text:p>
          </table:table-cell>
          <table:table-cell office:value-type="float" office:value="683964000" calcext:value-type="float">
            <text:p>683964000</text:p>
          </table:table-cell>
          <table:table-cell table:number-columns-repeated="10" office:value-type="float" office:value="709777000" calcext:value-type="float">
            <text:p>709777000</text:p>
          </table:table-cell>
          <table:table-cell office:value-type="float" office:value="728303000" calcext:value-type="float">
            <text:p>728303000</text:p>
          </table:table-cell>
          <table:table-cell office:value-type="float" office:value="728680000" calcext:value-type="float">
            <text:p>728680000</text:p>
          </table:table-cell>
          <table:table-cell office:value-type="float" office:value="728333000" calcext:value-type="float">
            <text:p>728333000</text:p>
          </table:table-cell>
          <table:table-cell office:value-type="float" office:value="727895000" calcext:value-type="float">
            <text:p>727895000</text:p>
          </table:table-cell>
          <table:table-cell office:value-type="float" office:value="727559000" calcext:value-type="float">
            <text:p>727559000</text:p>
          </table:table-cell>
          <table:table-cell office:value-type="float" office:value="727508000" calcext:value-type="float">
            <text:p>727508000</text:p>
          </table:table-cell>
          <table:table-cell office:value-type="float" office:value="727985000" calcext:value-type="float">
            <text:p>727985000</text:p>
          </table:table-cell>
          <table:table-cell office:value-type="float" office:value="727690000" calcext:value-type="float">
            <text:p>727690000</text:p>
          </table:table-cell>
          <table:table-cell office:value-type="float" office:value="727930000" calcext:value-type="float">
            <text:p>727930000</text:p>
          </table:table-cell>
          <table:table-cell office:value-type="float" office:value="728239000" calcext:value-type="float">
            <text:p>728239000</text:p>
          </table:table-cell>
          <table:table-cell office:value-type="float" office:value="760855000" calcext:value-type="float">
            <text:p>760855000</text:p>
          </table:table-cell>
          <table:table-cell office:value-type="float" office:value="760803000" calcext:value-type="float">
            <text:p>760803000</text:p>
          </table:table-cell>
          <table:table-cell office:value-type="float" office:value="761006000" calcext:value-type="float">
            <text:p>761006000</text:p>
          </table:table-cell>
          <table:table-cell office:value-type="float" office:value="761026000" calcext:value-type="float">
            <text:p>761026000</text:p>
          </table:table-cell>
          <table:table-cell office:value-type="float" office:value="760701000" calcext:value-type="float">
            <text:p>760701000</text:p>
          </table:table-cell>
          <table:table-cell office:value-type="float" office:value="761083000" calcext:value-type="float">
            <text:p>761083000</text:p>
          </table:table-cell>
          <table:table-cell office:value-type="float" office:value="761086000" calcext:value-type="float">
            <text:p>761086000</text:p>
          </table:table-cell>
          <table:table-cell office:value-type="float" office:value="761246000" calcext:value-type="float">
            <text:p>761246000</text:p>
          </table:table-cell>
          <table:table-cell office:value-type="float" office:value="760946000" calcext:value-type="float">
            <text:p>760946000</text:p>
          </table:table-cell>
          <table:table-cell office:value-type="float" office:value="761155000" calcext:value-type="float">
            <text:p>761155000</text:p>
          </table:table-cell>
          <table:table-cell office:value-type="float" office:value="766635000" calcext:value-type="float">
            <text:p>76663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15:21:42.030227052</dc:date>
    <meta:editing-duration>P3DT22H16M9S</meta:editing-duration>
    <meta:editing-cycles>3</meta:editing-cycles>
    <meta:generator>LibreOffice/5.1.6.2$Linux_X86_64 LibreOffice_project/10m0$Build-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67cm" svg:height="15.008cm" xlink:href=".." xlink:type="simple" chart:class="chart:line" chart:style-name="ch1">
        <chart:title svg:x="6.496cm" svg:y="0.436cm" chart:style-name="ch2">
          <text:p>zuck_small - simple merge (10/4) - max 7.666e+08</text:p>
        </chart:title>
        <chart:plot-area chart:style-name="ch3" table:cell-range-address="merge_obj.A3:merge_obj.AO3" svg:x="1.476cm" svg:y="1.515cm" svg:width="21.326cm" svg:height="12.212cm">
          <chartooo:coordinate-region svg:x="3.394cm" svg:y="1.714cm" svg:width="19.221cm" svg:height="11.366cm"/>
          <chart:axis chart:dimension="x" chart:name="primary-x" chart:style-name="ch4">
            <chart:title svg:x="11.182cm" svg:y="14.027cm" chart:style-name="ch5">
              <text:p>SA Iterations</text:p>
            </chart:title>
          </chart:axis>
          <chart:axis chart:dimension="y" chart:name="primary-y" chart:style-name="ch4">
            <chart:title svg:x="0.451cm" svg:y="8.803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AO3" chart:class="chart:line"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79605000">
                <text:p>679605000</text:p>
                <draw:g>
                  <svg:desc>merge_obj.A3:merge_obj.AO3</svg:desc>
                </draw:g>
              </table:table-cell>
              <table:table-cell office:value-type="float" office:value="681476000">
                <text:p>681476000</text:p>
              </table:table-cell>
              <table:table-cell office:value-type="float" office:value="681680000">
                <text:p>681680000</text:p>
              </table:table-cell>
              <table:table-cell office:value-type="float" office:value="682413000">
                <text:p>682413000</text:p>
              </table:table-cell>
              <table:table-cell office:value-type="float" office:value="678991000">
                <text:p>678991000</text:p>
              </table:table-cell>
              <table:table-cell office:value-type="float" office:value="682438000">
                <text:p>682438000</text:p>
              </table:table-cell>
              <table:table-cell office:value-type="float" office:value="684171000">
                <text:p>684171000</text:p>
              </table:table-cell>
              <table:table-cell office:value-type="float" office:value="679936000">
                <text:p>679936000</text:p>
              </table:table-cell>
              <table:table-cell office:value-type="float" office:value="681708000">
                <text:p>681708000</text:p>
              </table:table-cell>
              <table:table-cell office:value-type="float" office:value="683964000">
                <text:p>683964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09777000">
                <text:p>709777000</text:p>
              </table:table-cell>
              <table:table-cell office:value-type="float" office:value="728303000">
                <text:p>728303000</text:p>
              </table:table-cell>
              <table:table-cell office:value-type="float" office:value="728680000">
                <text:p>728680000</text:p>
              </table:table-cell>
              <table:table-cell office:value-type="float" office:value="728333000">
                <text:p>728333000</text:p>
              </table:table-cell>
              <table:table-cell office:value-type="float" office:value="727895000">
                <text:p>727895000</text:p>
              </table:table-cell>
              <table:table-cell office:value-type="float" office:value="727559000">
                <text:p>727559000</text:p>
              </table:table-cell>
              <table:table-cell office:value-type="float" office:value="727508000">
                <text:p>727508000</text:p>
              </table:table-cell>
              <table:table-cell office:value-type="float" office:value="727985000">
                <text:p>727985000</text:p>
              </table:table-cell>
              <table:table-cell office:value-type="float" office:value="727690000">
                <text:p>727690000</text:p>
              </table:table-cell>
              <table:table-cell office:value-type="float" office:value="727930000">
                <text:p>727930000</text:p>
              </table:table-cell>
              <table:table-cell office:value-type="float" office:value="728239000">
                <text:p>728239000</text:p>
              </table:table-cell>
              <table:table-cell office:value-type="float" office:value="760855000">
                <text:p>760855000</text:p>
              </table:table-cell>
              <table:table-cell office:value-type="float" office:value="760803000">
                <text:p>760803000</text:p>
              </table:table-cell>
              <table:table-cell office:value-type="float" office:value="761006000">
                <text:p>761006000</text:p>
              </table:table-cell>
              <table:table-cell office:value-type="float" office:value="761026000">
                <text:p>761026000</text:p>
              </table:table-cell>
              <table:table-cell office:value-type="float" office:value="760701000">
                <text:p>760701000</text:p>
              </table:table-cell>
              <table:table-cell office:value-type="float" office:value="761083000">
                <text:p>761083000</text:p>
              </table:table-cell>
              <table:table-cell office:value-type="float" office:value="761086000">
                <text:p>761086000</text:p>
              </table:table-cell>
              <table:table-cell office:value-type="float" office:value="761246000">
                <text:p>761246000</text:p>
              </table:table-cell>
              <table:table-cell office:value-type="float" office:value="760946000">
                <text:p>760946000</text:p>
              </table:table-cell>
              <table:table-cell office:value-type="float" office:value="761155000">
                <text:p>761155000</text:p>
              </table:table-cell>
              <table:table-cell office:value-type="float" office:value="766635000">
                <text:p>76663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